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2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Naphtali Taylor Phillip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Sivan 17, 5656</text:p>
      <text:p text:style-name="P6">Date (derived from Gregorian calendar)<text:tab/>May 29, 1896</text:p>
      <text:p text:style-name="P6">Month<text:tab/><text:tab/><text:tab/><text:tab/><text:tab/><text:tab/>May</text:p>
      <text:p text:style-name="P6">Year<text:tab/><text:tab/><text:tab/><text:tab/><text:tab/><text:tab/>1896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 photocopy of the manuscript is also available in Box 19, FF 8.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2">The/</text:p>
      <text:p text:style-name="P2">Congregation Shearith Israel/</text:p>
      <text:p text:style-name="P2">in the City of New York,/</text:p>
      <text:p text:style-name="P2">Fifth Avenue &amp; Nineteenth Street./</text:p>
      <text:p text:style-name="P4">Sivan 17th, 5656,/</text:p>
      <text:p text:style-name="P4">New York,/</text:p>
      <text:p text:style-name="P4">May 29th, 1896./</text:p>
      <text:p text:style-name="P3">Rev. Dr. S. Morais,/</text:p>
      <text:p text:style-name="P3"><text:tab/>Minister: Congregation Mickve Israel,/</text:p>
      <text:p text:style-name="P3"><text:tab/><text:tab/>No. 543 North Fifth St.,/</text:p>
      <text:p text:style-name="P3"><text:tab/><text:tab/><text:tab/>Philadelphia, Pa./</text:p>
      <text:p text:style-name="P3">My dear Sir:-/</text:p>
      <text:p text:style-name="P3"><text:tab/>I have the honor of being the medium of conveying the/ thanks of the Board of Trustees of this Congregation for the able,/ interesting and scholarly address delivered by you on the occasion/ of Laying the Corner Stone of our new Holy Place of Worship, Sivan/ 8, 5656, May 20th, 1896./</text:p>
      <text:p text:style-name="P3"><text:tab/>They also desire that I express, on their behalf, the/ prayer that Heaven may grant you many years to lead in the future/ as in the past, the faithful in Israel to those sublime inspirations/ which mark our Ancient Creed, and in doing so, I cannot refrain/ from adding my personal appreciation of your splendid effort and/ renew assurances of my continued esteem and regard. <text:s/>Believe me,/ Very respy. <text:soft-page-break/>and truly yours,/ N. Taylor Phillips/ Clerk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1:45:34.01</meta:creation-date>
    <dc:date>2012-03-21T12:17:18.26</dc:date>
    <dc:creator>Penn Libraries</dc:creator>
    <meta:editing-duration>PT00H09M5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5" meta:word-count="351" meta:character-count="2338"/>
  </office:meta>
</office:document-meta>
</file>